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tauhu-oo" svg:font-family="tauhu-oo, 'Noto Sans', 'Noto Sans TC', 'Microsoft JhengHei', 'PingFang TC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10487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7972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1362b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2e697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545ba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8f766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9f7b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a8fd0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ae3b7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b64a7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c1dc7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ebde4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Header">
      <style:text-properties fo:font-size="9pt" officeooo:rsid="001ad521" officeooo:paragraph-rsid="001ad521" style:font-size-asian="9pt" style:font-size-complex="9pt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="WenQuanYi Micro Hei" fo:font-size="10pt" fo:font-style="normal" fo:font-weight="normal" officeooo:rsid="001ef463"/>
    </style:style>
    <style:style style:name="T4" style:family="text">
      <style:text-properties style:font-name="WenQuanYi Micro Hei" fo:font-size="10pt" fo:font-style="normal" fo:font-weight="normal" style:font-name-asian="WenQuanYi Micro Hei" style:font-size-asian="10pt" style:font-style-asian="normal" style:font-weight-asian="normal"/>
    </style:style>
    <style:style style:name="T5" style:family="text">
      <style:text-properties style:font-name="WenQuanYi Micro Hei" fo:font-size="10pt" fo:font-style="normal" fo:font-weight="normal" officeooo:rsid="001ef463" style:font-name-asian="WenQuanYi Micro Hei" style:font-size-asian="10pt" style:font-style-asian="normal" style:font-weight-asian="normal"/>
    </style:style>
    <style:style style:name="T6" style:family="text">
      <style:text-properties style:font-name="WenQuanYi Micro Hei" fo:font-size="10pt" fo:font-style="normal" fo:font-weight="normal" officeooo:rsid="0021362b" style:font-name-asian="WenQuanYi Micro Hei" style:font-size-asian="10pt" style:font-style-asian="normal" style:font-weight-asian="normal"/>
    </style:style>
    <style:style style:name="T7" style:family="text">
      <style:text-properties style:font-name="WenQuanYi Micro Hei" fo:font-size="10pt" fo:font-style="normal" fo:font-weight="normal" officeooo:rsid="0022e697" style:font-name-asian="WenQuanYi Micro Hei" style:font-size-asian="10pt" style:font-style-asian="normal" style:font-weight-asian="normal"/>
    </style:style>
    <style:style style:name="T8" style:family="text">
      <style:text-properties style:font-name="WenQuanYi Micro Hei" fo:font-size="10pt" fo:font-style="normal" fo:font-weight="normal" officeooo:rsid="002a8fd0" style:font-name-asian="WenQuanYi Micro Hei" style:font-size-asian="10pt" style:font-style-asian="normal" style:font-weight-asian="normal"/>
    </style:style>
    <style:style style:name="T9" style:family="text">
      <style:text-properties style:font-name="WenQuanYi Micro Hei" fo:font-size="10pt" fo:font-style="normal" fo:font-weight="normal" officeooo:rsid="002b64a7" style:font-name-asian="WenQuanYi Micro Hei" style:font-size-asian="10pt" style:font-style-asian="normal" style:font-weight-asian="normal"/>
    </style:style>
    <style:style style:name="T10" style:family="text">
      <style:text-properties style:font-name-asian="WenQuanYi Micro Hei" style:font-size-asian="13pt" style:font-style-asian="normal" style:font-weight-asian="normal"/>
    </style:style>
    <style:style style:name="T11" style:family="text">
      <style:text-properties style:font-name-asian="WenQuanYi Micro Hei" style:font-size-asian="10pt" style:font-style-asian="normal" style:font-weight-asian="normal"/>
    </style:style>
    <style:style style:name="T12" style:family="text">
      <style:text-properties officeooo:rsid="0021362b" style:font-name-asian="WenQuanYi Micro Hei" style:font-size-asian="10pt" style:font-style-asian="normal" style:font-weight-asian="normal"/>
    </style:style>
    <style:style style:name="T13" style:family="text">
      <style:text-properties officeooo:rsid="0023eef2" style:font-name-asian="WenQuanYi Micro Hei" style:font-size-asian="10pt" style:font-style-asian="normal" style:font-weight-asian="normal"/>
    </style:style>
    <style:style style:name="T14" style:family="text">
      <style:text-properties officeooo:rsid="0026c914" style:font-name-asian="WenQuanYi Micro Hei" style:font-size-asian="10pt" style:font-style-asian="normal" style:font-weight-asian="normal"/>
    </style:style>
    <style:style style:name="T15" style:family="text">
      <style:text-properties officeooo:rsid="002a8fd0" style:font-name-asian="WenQuanYi Micro Hei" style:font-size-asian="10pt" style:font-style-asian="normal" style:font-weight-asian="normal"/>
    </style:style>
    <style:style style:name="T16" style:family="text">
      <style:text-properties officeooo:rsid="002b64a7" style:font-name-asian="WenQuanYi Micro Hei" style:font-size-asian="10pt" style:font-style-asian="normal" style:font-weight-asian="normal"/>
    </style:style>
    <style:style style:name="T17" style:family="text">
      <style:text-properties fo:color="#ffffff" fo:background-color="#1c1c1c" loext:char-shading-value="0"/>
    </style:style>
    <style:style style:name="T18" style:family="text">
      <style:text-properties fo:color="#ffffff" fo:background-color="#1c1c1c" loext:char-shading-value="0" style:font-name-asian="WenQuanYi Micro Hei" style:font-size-asian="13pt" style:font-style-asian="normal" style:font-weight-asian="normal"/>
    </style:style>
    <style:style style:name="T19" style:family="text">
      <style:text-properties fo:font-variant="normal" fo:text-transform="none" fo:color="#ffffff" fo:letter-spacing="normal" fo:background-color="#1c1c1c" loext:char-shading-value="0" style:font-name-asian="WenQuanYi Micro Hei" style:font-size-asian="13pt" style:font-style-asian="normal" style:font-weight-asian="normal"/>
    </style:style>
    <style:style style:name="T20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21" style:family="text">
      <style:text-properties fo:background-color="#ffffff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fo:color="#2f3a2a" style:font-name="WenQuanYi Micro Hei" fo:font-size="10pt" fo:letter-spacing="0.021cm" fo:font-style="normal" fo:font-weight="normal" style:font-name-asian="WenQuanYi Micro Hei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若以早我真厚話，愛我起<text:span text:style-name="T17">攔頭</text:span>，寫幾頁仔無問題，毋過十冬都過矣，欲愛我共第二本冊起一下仔<text:span text:style-name="T17">譴</text:span>，我有影毋知欲寫啥，下跤簡單交代一下就好。</text:p>
      <text:p text:style-name="P1">Nā í-tsá guá tsin kāu-uē, ài guá khí <text:span text:style-name="T22">nuâ-thâu</text:span>, siá--kuí-ia̍h-á bô būn-tê, m̄-koh tsa̍p tang to kuè--ah, beh ài guá kā tē-jī pún tsheh khí tsi̍t-ē-á khiàn, guá ū-iánn m̄-tsai beh siá siannh, ē-kha kán-tan kau-tāi--tsi̍t-ē tō hó.</text:p>
      <text:p text:style-name="P4"><text:span text:style-name="T11">理由：攔頭</text:span><text:span text:style-name="T14">的攔</text:span><text:span text:style-name="T11">應該是</text:span><text:span text:style-name="T2">n</text:span><text:span text:style-name="T3">u</text:span><text:span text:style-name="T2">a5</text:span><text:span text:style-name="T11">；譴</text:span><text:span text:style-name="T2">khian3</text:span><text:span text:style-name="T11">應該念本調（編號</text:span><text:span text:style-name="T2">864</text:span><text:span text:style-name="T11">）</text:span></text:p>
      <text:p text:style-name="Text_20_body"/>
      <text:p text:style-name="P4"><text:span text:style-name="T10">頭前講為著比賽咧寫，彼</text:span><text:span text:style-name="T1">uân-nā</text:span><text:span text:style-name="T10">是</text:span><text:span text:style-name="T18">攔頭</text:span><text:span text:style-name="T10">，咱都毋是倒咧餓，抑是有影遐要意遐的獎金，</text:span></text:p>
      <text:p text:style-name="P2">Thâu-tsîng kóng uī-tio̍h pí-sài leh siá, he uân-nā sī <text:span text:style-name="T22">nuâ</text:span>-thâu, lán to m̄-sī tó-leh gō, a̍h-sī ū-iánn hiah iàu-ì hia-ê tsióng-kim,</text:p>
      <text:p text:style-name="P9"><text:span text:style-name="T11">理由：攔頭</text:span><text:span text:style-name="T14">的攔</text:span><text:span text:style-name="T11">應該是</text:span><text:span text:style-name="T4">n</text:span><text:span text:style-name="T5">u</text:span><text:span text:style-name="T4">a5-thau5</text:span><text:span text:style-name="T11">（編號</text:span><text:span text:style-name="T2">873</text:span><text:span text:style-name="T11">）</text:span></text:p>
      <text:p text:style-name="Text_20_body"/>
      <text:p text:style-name="P4"><text:span text:style-name="T18">益</text:span><text:span text:style-name="T10">素花仔伊</text:span><text:span text:style-name="T1">nē</text:span><text:span text:style-name="T10">？人伊腹腸誠有，隨踏倚去共捋胸坎，掠筋路，按呢才沓沓仔得定落來。</text:span></text:p>
      <text:p text:style-name="P1">Iah sòo-hue-á i nē? Lâng i pak-tn̂g tsiânn ū, suî ta̍h uá khì kā lua̍h hing-khám, lia̍h kin-lōo, án-ne tsiah ta̍uh-ta̍uh-á tik-tiānn--lo̍h-lâi.</text:p>
      <text:p text:style-name="P5"><text:span text:style-name="T11">理由：益應該</text:span><text:span text:style-name="T4">是</text:span><text:span text:style-name="T6">iah</text:span><text:span text:style-name="T12">愛變調</text:span><text:span text:style-name="T11">（編號</text:span><text:span text:style-name="T2">923</text:span><text:span text:style-name="T11">）</text:span></text:p>
      <text:p text:style-name="Text_20_body"/>
      <text:p text:style-name="P4"><text:span text:style-name="T18">益</text:span><text:span text:style-name="T10">角花仔看一下暢甲掠袂牢，咧想講：「</text:span><text:span text:style-name="T1">Ua̋</text:span><text:span text:style-name="T10">！這聲予我創一下有夠媠氣的，這步用了袂</text:span><text:span text:style-name="T1">bái</text:span><text:span text:style-name="T10">，此去阿妙就干焦佮意我一个啦謼！哈、哈、哈……」。</text:span></text:p>
      <text:p text:style-name="P1">Iah kak-hue-á khuànn--tsi̍t-ē thiòng-kah lia̍h bē-tiâu, tih siūnn-kóng: "Ua̋! Tsit-siann hōo guá tshòng--tsi̍t-ē ū-kàu suí-khuì--ê, tsit pōo iōng-liáu bē bái, tshú khì A-biāu tō kan-na kah-ì guá tsi̍t ê--lah--hooh! Hah, hah, hah...".</text:p>
      <text:p text:style-name="P6"><text:span text:style-name="T11">理由：益應該</text:span><text:span text:style-name="T4">是</text:span><text:span text:style-name="T6">iah</text:span><text:span text:style-name="T12">愛變調</text:span><text:span text:style-name="T11">（編號</text:span><text:span text:style-name="T2">920</text:span><text:span text:style-name="T11">）</text:span></text:p>
      <text:p text:style-name="Text_20_body"/>
      <text:p text:style-name="P4"><text:span text:style-name="T10">當伊共</text:span><text:span text:style-name="T1">in</text:span><text:span text:style-name="T10">提予家己的查某囝的時陣，是歡喜甲那行那蹌跤……，</text:span><text:span text:style-name="T18">益</text:span><text:span text:style-name="T10">角花仔佮素花仔，兩个一下相對看，煞規面笑吻吻的花蕊，一蕊一蕊一直浮出來……</text:span></text:p>
      <text:p text:style-name="P1">Tng i kā in the̍h hōo ka-tī ê tsa-bóo-kiánn ê sî-tsūn, sī huann-hí kah ná kiânn ná tshíng-kha..., iah kak-hue-á kah sòo-hue-á, nn̄g ê tsi̍t-ē sio tuì-khuànn, suah kui bīn tshiò-bún-bún ê hue-luí, tsi̍t-luí tsi̍t-luí it-ti̍t phû--tshut-lâi...</text:p>
      <text:p text:style-name="P6"><text:span text:style-name="T11">理由：益應該</text:span><text:span text:style-name="T4">是</text:span><text:span text:style-name="T6">iah</text:span><text:span text:style-name="T12">愛變調</text:span><text:span text:style-name="T11">（編號</text:span><text:span text:style-name="T2">930</text:span><text:span text:style-name="T11">）</text:span></text:p>
      <text:p text:style-name="Text_20_body"/>
      <text:p text:style-name="Text_20_body"/>
      <text:p text:style-name="P3"><text:soft-page-break/>地方的核子捙拚、恐怖<text:span text:style-name="T17">攻擊</text:span>湠向全球，這攏是愛提早防範的危機。</text:p>
      <text:p text:style-name="P1">Tē-hng ê hi̍k-tsú tshia-piànn, khióng-pòo kong-kik thuànn hiòng tsuân-kiû, tse lóng sī ài thê-tsá hông-huān ê uî-ki.</text:p>
      <text:p text:style-name="P7"><text:span text:style-name="T11">理由：攻擊的攻</text:span><text:span text:style-name="T4">應該是kong</text:span><text:span text:style-name="T11">（編號</text:span><text:span text:style-name="T2">1360</text:span><text:span text:style-name="T11">）</text:span></text:p>
      <text:p text:style-name="Text_20_body"/>
      <text:p text:style-name="P3">總是，以教宗的地位，對拖棚的聯合國<text:span text:style-name="T17">氣候</text:span>談判會當發揮偌大的影響力，逐家猶是真期待。</text:p>
      <text:p text:style-name="P1">Tsóng--sī, í Kàu-tsong ê tē-uī, tuì thua-pênn ê Liân-ha̍p-kok khì-hāu tâm-phuànn ē-tàng huat-hui guā tuā ê íng-hióng-li̍k, ta̍k-ke iáu-sī tsin kî-thāi.</text:p>
      <text:p text:style-name="P8"><text:span text:style-name="T11">理由：氣候的候</text:span><text:span text:style-name="T4">應該是</text:span><text:span text:style-name="T7">hau7（</text:span><text:span text:style-name="T11">編號</text:span><text:span text:style-name="T2">1436</text:span><text:span text:style-name="T11">）</text:span></text:p>
      <text:p text:style-name="Text_20_body"/>
      <text:p text:style-name="P4"><text:span text:style-name="T10">舉例來講， </text:span><text:span text:style-name="T1">Syria</text:span><text:span text:style-name="T10">政府一直用化學武器</text:span><text:span text:style-name="T18">攻擊</text:span><text:span text:style-name="T10">老百姓， 早就迒過</text:span><text:span text:style-name="T1">Obama</text:span><text:span text:style-name="T10">的紅線， 毋過美國攏無實際行動。 中國佇東海佮南海直直出招， 就是估算美國想欲避免衝突。</text:span></text:p>
      <text:p text:style-name="P1">Kí lē lâi kóng, Syria tsìng-hú it-ti̍t iōng huà-ha̍k bú-khì kong-kik láu-peh-sènn, tsá tō hānn-kuè Obama ê âng-suànn, m̄-koh Bí-kok lóng bô si̍t-tsè hîng-tōng. Tiong-kok tī Tang-hái kah Lâm-hái ti̍t-ti̍t tshut-tsiau, tō sī kóo-sǹg Bí-kok siūnn-beh pī-bián tshiong-tu̍t.</text:p>
      <text:p text:style-name="P10"><text:span text:style-name="T11">理由：攻擊的攻</text:span><text:span text:style-name="T4">應該是kong</text:span><text:span text:style-name="T11">（編號</text:span><text:span text:style-name="T2">2172</text:span><text:span text:style-name="T11">）</text:span></text:p>
      <text:p text:style-name="Text_20_body"/>
      <text:p text:style-name="P16"><text:span text:style-name="T20">八百空四篇，種族屠殺的教</text:span><text:span text:style-name="T19">訓</text:span><text:span text:style-name="T20">。 種族屠殺的教</text:span><text:span text:style-name="T19">訓</text:span><text:span text:style-name="T20">。 近代歷史上發生過一場閣一場的種族屠殺， 這予咱有一个閣一个的紀念日， 頂個月四月拄好特別濟。 仝時陣， 佇世界幾若位， 屠殺猶是當咧進行。</text:span></text:p>
      <text:p text:style-name="P1">Peh-pah khòng sì phinn, Tsíng-tso̍k tôo-sat ê kàu-hùn. Tsíng-tso̍k tôo-sat ê kàu-hùn. Kīn-tāi li̍k-sú-siōng huat-sing kuè tsi̍t tiûnn koh tsi̍t tiûnn ê tsíng-tso̍k tôo-sat, tse hōo lán ū tsi̍t ê koh tsi̍t ê ê kì-liām-li̍t, tíng kò gue̍h sì--gue̍h tú-hó ti̍k-pia̍t tsē. Kāng sî-tsūn, tī sè-kài kuí-nā uī, tôo-sat iáu-sī tng-leh tsìn-hîng.</text:p>
      <text:p text:style-name="P11"><text:span text:style-name="T11">理由：教訓的訓</text:span><text:span text:style-name="T4">應該是 </text:span><text:span text:style-name="T8">hun3</text:span><text:span text:style-name="T11">（編號</text:span><text:span text:style-name="T2">2192</text:span><text:span text:style-name="T11">）</text:span></text:p>
      <text:p text:style-name="Text_20_body"/>
      <text:p text:style-name="P3">人類敢真正有學著教<text:span text:style-name="T17">訓</text:span>？</text:p>
      <text:p text:style-name="P1">Jîn-luī kám tsin-tsiànn ū o̍h-tio̍h kàu-hùn?</text:p>
      <text:p text:style-name="P12"><text:span text:style-name="T11">理由：教訓的訓</text:span><text:span text:style-name="T4">應該是 </text:span><text:span text:style-name="T8">hun3</text:span><text:span text:style-name="T11">（編號</text:span><text:span text:style-name="T2">2193</text:span><text:span text:style-name="T11">）</text:span></text:p>
      <text:p text:style-name="Text_20_body"/>
      <text:p text:style-name="P3"><text:span text:style-name="T17">序</text:span>詩一：我寫的，毋是我的詩。</text:p>
      <text:p text:style-name="P1">Sī-si it: guá siá--ê, m̄ sī guá ê si.</text:p>
      <text:p text:style-name="P13"><text:span text:style-name="T11">理由：</text:span><text:span text:style-name="T16">序</text:span><text:span text:style-name="T9">應該是 </text:span><text:span text:style-name="T2">su7</text:span><text:span text:style-name="T11">（編號</text:span><text:span text:style-name="T2">2221</text:span><text:span text:style-name="T11">）</text:span></text:p>
      <text:p text:style-name="P16"><text:soft-page-break/><text:span text:style-name="T20">他界次壞，轉寄他方……」。──地</text:span><text:span text:style-name="T19">藏</text:span><text:span text:style-name="T20">菩薩本願經</text:span></text:p>
      <text:p text:style-name="P1">Thann kài tshù huāi, tsuán kì thann hong...".──Tē-tsông phôo-sat Pún-guān-king</text:p>
      <text:p text:style-name="P4"><text:span text:style-name="T11">理由：地藏的藏應該是</text:span><text:span text:style-name="T9">tsong5</text:span><text:span text:style-name="T11">（編號</text:span><text:span text:style-name="T2">2278</text:span><text:span text:style-name="T11">）</text:span></text:p>
      <text:p text:style-name="Text_20_body"/>
      <text:p text:style-name="P3">九、忘憂森林 之二 <text:span text:style-name="T17">迷</text:span>霧森林 罩雺是樹林上媠的時陣 雺將一切箍做一伙 無我無你 無樹無花 無人無物。</text:p>
      <text:p text:style-name="P1">Káu, Bōng iu sim-lîm Tsi-jī bê-bū sim-lîm Tà-bông sī tshiū-nâ siōng suí ê sî-tsūn Bông tsiong it-tshè khoo-tsò tsi̍t hué Bô guá bô lí Bô tshiū bô hue Bô lâng bô mi̍h.</text:p>
      <text:p text:style-name="P14"><text:span text:style-name="T11">理由：迷</text:span><text:span text:style-name="T4">應該是</text:span><text:span text:style-name="T23">bê</text:span><text:span text:style-name="T11">（編號</text:span><text:span text:style-name="T2">2231</text:span><text:span text:style-name="T11">）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tauhu-oo" svg:font-family="tauhu-oo, 'Noto Sans', 'Noto Sans TC', 'Microsoft JhengHei', 'PingFang TC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officeooo:rsid="001ad521" officeooo:paragraph-rsid="001ad521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G - <text:page-number text:select-page="current">3</text:page-number></text:p>
      </style:header>
      <style:footer>
        <text:p text:style-name="MP1">NG -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8:58:20.068310143</meta:creation-date>
    <dc:date>2019-03-08T22:33:37.751886824</dc:date>
    <meta:editing-duration>PT24M45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1139" meta:character-count="3039" meta:non-whitespace-character-count="2690"/>
  </office:meta>
</office:document-meta>
</file>